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cefa4"/>
    </style:style>
    <style:style style:name="P2" style:family="paragraph" style:parent-style-name="Standard">
      <style:text-properties fo:font-weight="bold" officeooo:rsid="000d506e" officeooo:paragraph-rsid="000d506e" style:font-weight-asian="bold" style:font-weight-complex="bold"/>
    </style:style>
    <style:style style:name="P3" style:family="paragraph" style:parent-style-name="Standard">
      <style:text-properties fo:font-weight="bold" officeooo:rsid="00136979" officeooo:paragraph-rsid="00136979" style:font-weight-asian="bold" style:font-weight-complex="bold"/>
    </style:style>
    <style:style style:name="P4" style:family="paragraph" style:parent-style-name="Standard">
      <style:text-properties fo:font-weight="bold" officeooo:rsid="001ed7d8" officeooo:paragraph-rsid="001ed7d8" style:font-weight-asian="bold" style:font-weight-complex="bold"/>
    </style:style>
    <style:style style:name="P5" style:family="paragraph" style:parent-style-name="Standard">
      <style:text-properties fo:font-weight="normal" officeooo:rsid="000d506e" officeooo:paragraph-rsid="000d506e" style:font-weight-asian="normal" style:font-weight-complex="normal"/>
    </style:style>
    <style:style style:name="P6" style:family="paragraph" style:parent-style-name="Standard">
      <style:text-properties fo:font-weight="normal" officeooo:rsid="0017efe1" officeooo:paragraph-rsid="001ed7d8" style:font-weight-asian="normal" style:font-weight-complex="normal"/>
    </style:style>
    <style:style style:name="P7" style:family="paragraph" style:parent-style-name="Standard">
      <style:text-properties officeooo:paragraph-rsid="000e85a7"/>
    </style:style>
    <style:style style:name="P8" style:family="paragraph" style:parent-style-name="Standard">
      <style:text-properties officeooo:paragraph-rsid="00150883"/>
    </style:style>
    <style:style style:name="P9" style:family="paragraph" style:parent-style-name="Standard">
      <style:text-properties officeooo:rsid="001b709d" officeooo:paragraph-rsid="001b709d"/>
    </style:style>
    <style:style style:name="P10" style:family="paragraph" style:parent-style-name="Standard">
      <style:text-properties officeooo:paragraph-rsid="001ed7d8"/>
    </style:style>
    <style:style style:name="P11" style:family="paragraph" style:parent-style-name="Standard">
      <style:text-properties fo:font-weight="bold" officeooo:rsid="000d506e" officeooo:paragraph-rsid="000d506e" style:font-weight-asian="bold" style:font-weight-complex="bold"/>
    </style:style>
    <style:style style:name="P12" style:family="paragraph" style:parent-style-name="Standard">
      <style:text-properties fo:font-weight="normal" officeooo:rsid="0016b7f0" officeooo:paragraph-rsid="00150883" style:font-weight-asian="normal" style:font-weight-complex="normal"/>
    </style:style>
    <style:style style:name="P13" style:family="paragraph" style:parent-style-name="Standard">
      <style:text-properties officeooo:paragraph-rsid="001ed7d8"/>
    </style:style>
    <style:style style:name="P14" style:family="paragraph" style:parent-style-name="Standard">
      <style:text-properties officeooo:rsid="002532e7" officeooo:paragraph-rsid="002532e7"/>
    </style:style>
    <style:style style:name="T1" style:family="text">
      <style:text-properties officeooo:rsid="0004b3a1"/>
    </style:style>
    <style:style style:name="T2" style:family="text">
      <style:text-properties officeooo:rsid="0009b3b4"/>
    </style:style>
    <style:style style:name="T3" style:family="text">
      <style:text-properties officeooo:rsid="000e85a7"/>
    </style:style>
    <style:style style:name="T4" style:family="text">
      <style:text-properties officeooo:rsid="000f28aa"/>
    </style:style>
    <style:style style:name="T5" style:family="text">
      <style:text-properties officeooo:rsid="000fb353"/>
    </style:style>
    <style:style style:name="T6" style:family="text">
      <style:text-properties officeooo:rsid="00110f98"/>
    </style:style>
    <style:style style:name="T7" style:family="text">
      <style:text-properties officeooo:rsid="00114432"/>
    </style:style>
    <style:style style:name="T8" style:family="text">
      <style:text-properties officeooo:rsid="00130dbe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50883" style:font-weight-asian="normal" style:font-weight-complex="normal"/>
    </style:style>
    <style:style style:name="T11" style:family="text">
      <style:text-properties fo:font-weight="normal" officeooo:rsid="0016b7f0" style:font-weight-asian="normal" style:font-weight-complex="normal"/>
    </style:style>
    <style:style style:name="T12" style:family="text">
      <style:text-properties fo:font-weight="normal" officeooo:rsid="0017efe1" style:font-weight-asian="normal" style:font-weight-complex="normal"/>
    </style:style>
    <style:style style:name="T13" style:family="text">
      <style:text-properties fo:font-weight="normal" officeooo:rsid="001c923b" style:font-weight-asian="normal" style:font-weight-complex="normal"/>
    </style:style>
    <style:style style:name="T14" style:family="text">
      <style:text-properties fo:font-weight="normal" officeooo:rsid="001e13fc" style:font-weight-asian="normal" style:font-weight-complex="normal"/>
    </style:style>
    <style:style style:name="T15" style:family="text">
      <style:text-properties fo:font-weight="normal" officeooo:rsid="001943ff" style:font-weight-asian="normal" style:font-weight-complex="normal"/>
    </style:style>
    <style:style style:name="T16" style:family="text">
      <style:text-properties fo:font-weight="normal" officeooo:rsid="002088fa" style:font-weight-asian="normal" style:font-weight-complex="normal"/>
    </style:style>
    <style:style style:name="T17" style:family="text">
      <style:text-properties fo:font-weight="normal" officeooo:rsid="00224f57" style:font-weight-asian="normal" style:font-weight-complex="normal"/>
    </style:style>
    <style:style style:name="T18" style:family="text">
      <style:text-properties fo:font-weight="normal" officeooo:rsid="0026010a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ociative Tables</text:p>
      <text:p text:style-name="P5"><text:span text:style-name="T7">I noticed that t</text:span>here were going to be multiple one-to-many relationships. <text:span text:style-name="T1">For example, one topic could have many posts and one forum could have many topics.</text:span></text:p>
      <text:p text:style-name="P2"/>
      <text:p text:style-name="P1">To <text:span text:style-name="T2">normalise these</text:span> t<text:span text:style-name="T2">ables</text:span>, I created the <text:span text:style-name="T2">following associative </text:span>tables (Topics_In_Forum, Posts_In_Topic) containing only the primary keys of their respective tables. </text:p>
      <text:p text:style-name="Standard"/>
      <text:p text:style-name="P7"><text:span text:style-name="T3">This </text:span><text:span text:style-name="T4">removes a lot of the redundant data, </text:span><text:span text:style-name="T5">so less memory is required for storage and </text:span><text:span text:style-name="T6">it is also faster to search through. </text:span><text:span text:style-name="T8">There is also less duplication thereby reducing the risk of mistakes.</text:span></text:p>
      <text:p text:style-name="P7"/>
      <text:p text:style-name="P3">API</text:p>
      <text:p text:style-name="P8"><text:span text:style-name="T10">In order to aid the API, I ensured both the Topic </text:span><text:span text:style-name="T12">and Post</text:span><text:span text:style-name="T10"> table</text:span><text:span text:style-name="T12">s</text:span><text:span text:style-name="T10"> contained a ‘postedAt’ field containing the exact time to the second that the topic was posted. </text:span><text:span text:style-name="T11">The time and username combination is then used to get the unique identifier of the topic </text:span><text:span text:style-name="T13">after the entry has been created in the table.</text:span><text:span text:style-name="T11"> </text:span></text:p>
      <text:p text:style-name="P12"/>
      <text:p text:style-name="P9"><text:span text:style-name="T11">I</text:span><text:span text:style-name="T9">f somehow, multiple posts are created by the same user during the same second a database error will be returned.</text:span></text:p>
      <text:p text:style-name="Standard"/>
      <text:p text:style-name="P4">Other Changes</text:p>
      <text:p text:style-name="P10"><text:span text:style-name="T12">The table structures for Topic, Forum and Post more-or-less followed their respective </text:span><text:span text:style-name="T15">Java </text:span><text:span text:style-name="T12">class structure </text:span><text:span text:style-name="T14">but </text:span><text:span text:style-name="T16">I made</text:span><text:span text:style-name="T14"> </text:span><text:span text:style-name="T16">some changes </text:span><text:span text:style-name="T14">to improve normalisation. </text:span></text:p>
      <text:p text:style-name="P6"/>
      <text:p text:style-name="P10"><text:span text:style-name="T14">I </text:span><text:span text:style-name="T17">ensured each </text:span><text:span text:style-name="T14">table had a unique primary key </text:span><text:span text:style-name="T17">and that there were no functional dependencies within each table to achieve third normative form.</text:span></text:p>
      <text:p text:style-name="P10"><text:span text:style-name="T17"/></text:p>
      <text:p text:style-name="P14"><text:span text:style-name="T17">I </text:span><text:span text:style-name="T9">hardcoded the size limits (in regards to the length of certain fields) </text:span><text:span text:style-name="T18">to prevent magic numbers and make the code easier to understand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4T21:42:41.489186107</meta:creation-date>
    <meta:generator>LibreOffice/6.4.2.2$Linux_X86_64 LibreOffice_project/40$Build-2</meta:generator>
    <dc:date>2020-05-06T21:22:32.793862841</dc:date>
    <meta:editing-duration>PT4H8M8S</meta:editing-duration>
    <meta:editing-cycles>24</meta:editing-cycles>
    <meta:document-statistic meta:table-count="0" meta:image-count="0" meta:object-count="0" meta:page-count="1" meta:paragraph-count="11" meta:word-count="232" meta:character-count="1394" meta:non-whitespace-character-count="1170"/>
  </office:meta>
</office:document-meta>
</file>